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4.09pt"/>
    </style:style>
    <style:style style:name="co3" style:family="table-column">
      <style:table-column-properties fo:break-before="auto" style:column-width="122.94pt"/>
    </style:style>
    <style:style style:name="co4" style:family="table-column">
      <style:table-column-properties fo:break-before="auto" style:column-width="98.9pt"/>
    </style:style>
    <style:style style:name="co5" style:family="table-column">
      <style:table-column-properties fo:break-before="auto" style:column-width="1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4"/>
          <table:table-cell table:style-name="Default" office:value-type="string" calcext:value-type="string">
            <text:p>M=3.8e-10 (Lang2008)</text:p>
          </table:table-cell>
          <table:table-cell table:style-name="Default" office:value-type="string" calcext:value-type="string">
            <text:p>Time until total decay (1%)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dM_GOSS</text:p>
          </table:table-cell>
          <table:table-cell office:value-type="string" calcext:value-type="string">
            <text:p>dM_KLU</text:p>
          </table:table-cell>
          <table:table-cell office:value-type="string" calcext:value-type="string">
            <text:p>dM_CL</text:p>
          </table:table-cell>
          <table:table-cell table:number-columns-repeated="2" table:style-name="Default" office:value-type="string" calcext:value-type="string">
            <text:p>TIME [Generation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4.94" calcext:value-type="float">
            <text:p>-4.94</text:p>
          </table:table-cell>
          <table:table-cell office:value-type="float" office:value="0.2" calcext:value-type="float">
            <text:p>0.2</text:p>
          </table:table-cell>
          <table:table-cell office:value-type="float" office:value="-1.34" calcext:value-type="float">
            <text:p>-1.34</text:p>
          </table:table-cell>
          <table:table-cell office:value-type="float" office:value="545000000" calcext:value-type="float">
            <text:p>5.45E+08</text:p>
          </table:table-cell>
          <table:table-cell office:value-type="float" office:value="5670000000" calcext:value-type="float">
            <text:p>5.67E+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-7.19" calcext:value-type="float">
            <text:p>-7.19</text:p>
          </table:table-cell>
          <table:table-cell office:value-type="float" office:value="0.58" calcext:value-type="float">
            <text:p>0.58</text:p>
          </table:table-cell>
          <table:table-cell office:value-type="float" office:value="-1.26" calcext:value-type="float">
            <text:p>-1.26</text:p>
          </table:table-cell>
          <table:table-cell office:value-type="float" office:value="398000000" calcext:value-type="float">
            <text:p>3.98E+08</text:p>
          </table:table-cell>
          <table:table-cell office:value-type="float" office:value="4890000000" calcext:value-type="float">
            <text:p>4.89E+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6.82" calcext:value-type="float">
            <text:p>6.82</text:p>
          </table:table-cell>
          <table:table-cell office:value-type="float" office:value="0.45" calcext:value-type="float">
            <text:p>0.45</text:p>
          </table:table-cell>
          <table:table-cell office:value-type="float" office:value="1.26" calcext:value-type="float">
            <text:p>1.26</text:p>
          </table:table-cell>
          <table:table-cell office:value-type="float" office:value="856000000" calcext:value-type="float">
            <text:p>8.56E+08</text:p>
          </table:table-cell>
          <table:table-cell office:value-type="float" office:value="4710000000" calcext:value-type="float">
            <text:p>4.71E+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-4.76" calcext:value-type="float">
            <text:p>-4.76</text:p>
          </table:table-cell>
          <table:table-cell office:value-type="float" office:value="0.66" calcext:value-type="float">
            <text:p>0.66</text:p>
          </table:table-cell>
          <table:table-cell office:value-type="float" office:value="0.14" calcext:value-type="float">
            <text:p>0.14</text:p>
          </table:table-cell>
          <table:table-cell office:value-type="float" office:value="1480000000" calcext:value-type="float">
            <text:p>1.48E+09</text:p>
          </table:table-cell>
          <table:table-cell office:value-type="float" office:value="4700000000" calcext:value-type="float">
            <text:p>4.70E+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-6.36" calcext:value-type="float">
            <text:p>-6.36</text:p>
          </table:table-cell>
          <table:table-cell office:value-type="float" office:value="0.48" calcext:value-type="float">
            <text:p>0.48</text:p>
          </table:table-cell>
          <table:table-cell office:value-type="float" office:value="-1.37" calcext:value-type="float">
            <text:p>-1.37</text:p>
          </table:table-cell>
          <table:table-cell office:value-type="float" office:value="397000000" calcext:value-type="float">
            <text:p>3.97E+08</text:p>
          </table:table-cell>
          <table:table-cell office:value-type="float" office:value="5110000000" calcext:value-type="float">
            <text:p>5.11E+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6.19" calcext:value-type="float">
            <text:p>6.19</text:p>
          </table:table-cell>
          <table:table-cell office:value-type="float" office:value="-0.53" calcext:value-type="float">
            <text:p>-0.53</text:p>
          </table:table-cell>
          <table:table-cell office:value-type="float" office:value="0.99" calcext:value-type="float">
            <text:p>0.99</text:p>
          </table:table-cell>
          <table:table-cell office:value-type="float" office:value="926000000" calcext:value-type="float">
            <text:p>9.26E+08</text:p>
          </table:table-cell>
          <table:table-cell office:value-type="float" office:value="7620000000" calcext:value-type="float">
            <text:p>7.62E+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-6.62" calcext:value-type="float">
            <text:p>-6.62</text:p>
          </table:table-cell>
          <table:table-cell office:value-type="float" office:value="0.25" calcext:value-type="float">
            <text:p>0.25</text:p>
          </table:table-cell>
          <table:table-cell office:value-type="float" office:value="-1.88" calcext:value-type="float">
            <text:p>-1.88</text:p>
          </table:table-cell>
          <table:table-cell office:value-type="float" office:value="306000000" calcext:value-type="float">
            <text:p>3.06E+08</text:p>
          </table:table-cell>
          <table:table-cell office:value-type="float" office:value="5590000000" calcext:value-type="float">
            <text:p>5.59E+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7.02" calcext:value-type="float">
            <text:p>7.02</text:p>
          </table:table-cell>
          <table:table-cell office:value-type="float" office:value="-0.25" calcext:value-type="float">
            <text:p>-0.25</text:p>
          </table:table-cell>
          <table:table-cell office:value-type="float" office:value="1.67" calcext:value-type="float">
            <text:p>1.67</text:p>
          </table:table-cell>
          <table:table-cell office:value-type="float" office:value="487000000" calcext:value-type="float">
            <text:p>4.87E+08</text:p>
          </table:table-cell>
          <table:table-cell office:value-type="float" office:value="6810000000" calcext:value-type="float">
            <text:p>6.81E+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-6.72" calcext:value-type="float">
            <text:p>-6.72</text:p>
          </table:table-cell>
          <table:table-cell office:value-type="float" office:value="0.17" calcext:value-type="float">
            <text:p>0.17</text:p>
          </table:table-cell>
          <table:table-cell office:value-type="float" office:value="-1.65" calcext:value-type="float">
            <text:p>-1.65</text:p>
          </table:table-cell>
          <table:table-cell office:value-type="float" office:value="421000000" calcext:value-type="float">
            <text:p>4.21E+08</text:p>
          </table:table-cell>
          <table:table-cell office:value-type="float" office:value="5740000000" calcext:value-type="float">
            <text:p>5.74E+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6.24" calcext:value-type="float">
            <text:p>-6.24</text:p>
          </table:table-cell>
          <table:table-cell office:value-type="float" office:value="0.18" calcext:value-type="float">
            <text:p>0.18</text:p>
          </table:table-cell>
          <table:table-cell office:value-type="float" office:value="-1.68" calcext:value-type="float">
            <text:p>-1.68</text:p>
          </table:table-cell>
          <table:table-cell office:value-type="float" office:value="403000000" calcext:value-type="float">
            <text:p>4.03E+08</text:p>
          </table:table-cell>
          <table:table-cell office:value-type="float" office:value="5720000000" calcext:value-type="float">
            <text:p>5.72E+09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ean:</text:p>
          </table:table-cell>
          <table:table-cell table:formula="of:=AVERAGE([.E3:.E12])" office:value-type="float" office:value="621900000" calcext:value-type="float">
            <text:p>6.22E+08</text:p>
          </table:table-cell>
          <table:table-cell table:formula="of:=AVERAGE([.F3:.F12])" office:value-type="float" office:value="5656000000" calcext:value-type="float">
            <text:p>5.66E+09</text:p>
          </table:table-cell>
          <table:table-cell table:style-name="ce1"/>
          <table:table-cell/>
        </table:table-row>
        <table:table-row table:style-name="ro1">
          <table:table-cell table:number-columns-repeated="3"/>
          <table:table-cell office:value-type="string" calcext:value-type="string">
            <text:p>Std Error:</text:p>
          </table:table-cell>
          <table:table-cell table:formula="of:=STDEV([.E3:.E12])/SQRT(10)" office:value-type="float" office:value="115301965.869335" calcext:value-type="float">
            <text:p>1.15E+08</text:p>
          </table:table-cell>
          <table:table-cell table:formula="of:=STDEV([.F3:.F12])" office:value-type="float" office:value="936805446.421211" calcext:value-type="float">
            <text:p>9.37E+08</text:p>
          </table:table-cell>
          <table:table-cell table:style-name="ce1"/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table:formula="of:=AVERAGE([.E3:.E7];[.E10:.E12])" office:value-type="float" office:value="623375000" calcext:value-type="float">
            <text:p>6.23E+08</text:p>
          </table:table-cell>
          <table:table-cell table:formula="of:=AVERAGE([.F3:.F7];[.F10:.F12])" office:value-type="float" office:value="5418750000" calcext:value-type="float">
            <text:p>5.42E+09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STDEV([.E3:.E7];[.E10:.E12])/SQRT(10)" office:value-type="float" office:value="119774900.483007" calcext:value-type="float">
            <text:p>1.20E+08</text:p>
          </table:table-cell>
          <table:table-cell table:formula="of:=STDEV([.F3:.F7];[.F10:.F12])/SQRT(10)" office:value-type="float" office:value="226352679.936169" calcext:value-type="float">
            <text:p>2.26E+0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3T15:19:35.610784378</meta:creation-date>
    <dc:date>2018-05-28T14:16:09.538063216</dc:date>
    <meta:editing-duration>P3DT15H51M18S</meta:editing-duration>
    <meta:editing-cycles>5</meta:editing-cycles>
    <meta:generator>LibreOffice/5.1.6.2$Linux_X86_64 LibreOffice_project/10m0$Build-2</meta:generator>
    <meta:document-statistic meta:table-count="1" meta:cell-count="78" meta:object-count="0"/>
  </office:meta>
</office:document-meta>
</file>